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Dimension_20_Lines" draw:marker-end-width="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6cm" svg:height="1.6cm" svg:x="6.3cm" svg:y="2.6cm">
          <text:p text:style-name="P1">21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7.901cm" svg:y="2.6cm">
          <text:p text:style-name="P1">219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cm" svg:height="1.6cm" svg:x="9.501cm" svg:y="2.6cm">
          <text:p text:style-name="P1">22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1.102cm" svg:y="2.6cm">
          <text:p text:style-name="P1">22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2.7cm" svg:y="2.6cm">
          <text:p text:style-name="P1">222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4.4cm" svg:height="2.5cm" svg:x="8.101cm" svg:y="5.601cm">
          <text:p text:style-name="P1"><text:span text:style-name="T1">RbCounter</text:span></text:p>
          <text:p text:style-name="P2"><text:span text:style-name="T2">Clave: 8.8.8.8</text:span></text:p>
          <text:p text:style-name="P2"><text:span text:style-name="T2">Valor: 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4cm" svg:height="1.8cm" svg:x="4.6cm" svg:y="2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4.3cm" svg:y="2.6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301cm" svg:y1="4.2cm" svg:x2="10.301cm" svg:y2="5.601cm" draw:start-shape="id1" draw:start-glue-point="2" draw:end-shape="id2" draw:end-glue-point="0" svg:d="M10301 4200v1401" svg:viewBox="0 0 1 1402">
          <text:p/>
        </draw:connector>
        <draw:custom-shape draw:style-name="gr3" draw:text-style-name="P1" draw:layer="layout" svg:width="1.6cm" svg:height="1.6cm" svg:x="2.62cm" svg:y="2.6cm">
          <text:p text:style-name="P1">Tabla: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4.7cm" svg:y="2.6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301cm" svg:y1="8.101cm" svg:x2="10.298cm" svg:y2="9.501cm" draw:start-shape="id2" draw:start-glue-point="2" svg:d="M10301 8101l-3 1400" svg:viewBox="0 0 4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6T10:50:51.288296787</meta:creation-date>
    <dc:date>2014-09-06T13:38:56.012344015</dc:date>
    <dc:creator>Eugenio Pérez Martín</dc:creator>
    <meta:editing-duration>PT43S</meta:editing-duration>
    <meta:editing-cycles>3</meta:editing-cycles>
    <meta:generator>LibreOffice/4.2.5.2$Linux_X86_64 LibreOffice_project/420m0$Build-2</meta:generator>
    <meta:document-statistic meta:object-count="12"/>
  </office:meta>
</office:document-meta>
</file>